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1cb360" officeooo:paragraph-rsid="001cb360"/>
    </style:style>
    <style:style style:name="P2" style:family="paragraph" style:parent-style-name="Standard">
      <style:paragraph-properties fo:line-height="150%"/>
      <style:text-properties officeooo:rsid="001da219" officeooo:paragraph-rsid="001da219"/>
    </style:style>
    <style:style style:name="P3" style:family="paragraph" style:parent-style-name="Standard" style:list-style-name="L3">
      <style:paragraph-properties fo:line-height="150%"/>
      <style:text-properties officeooo:rsid="001da219" officeooo:paragraph-rsid="001da219"/>
    </style:style>
    <style:style style:name="P4" style:family="paragraph" style:parent-style-name="Standard" style:list-style-name="L4">
      <style:paragraph-properties fo:line-height="150%"/>
      <style:text-properties officeooo:rsid="001da219" officeooo:paragraph-rsid="001da219"/>
    </style:style>
    <style:style style:name="P5" style:family="paragraph" style:parent-style-name="Standard" style:list-style-name="L5">
      <style:paragraph-properties fo:line-height="150%"/>
      <style:text-properties officeooo:rsid="001da219" officeooo:paragraph-rsid="001da219"/>
    </style:style>
    <style:style style:name="P6" style:family="paragraph" style:parent-style-name="Standard" style:list-style-name="L6">
      <style:paragraph-properties fo:line-height="150%"/>
      <style:text-properties officeooo:rsid="001da219" officeooo:paragraph-rsid="001da219"/>
    </style:style>
    <style:style style:name="P7" style:family="paragraph" style:parent-style-name="Standard" style:list-style-name="L6">
      <style:paragraph-properties fo:line-height="150%"/>
      <style:text-properties officeooo:rsid="001f401f" officeooo:paragraph-rsid="001f401f"/>
    </style:style>
    <style:style style:name="P8" style:family="paragraph" style:parent-style-name="Standard" style:list-style-name="L2">
      <style:paragraph-properties fo:line-height="150%"/>
      <style:text-properties officeooo:paragraph-rsid="001cb360"/>
    </style:style>
    <style:style style:name="T1" style:family="text">
      <style:text-properties officeooo:rsid="001cb36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list xml:id="list992094761701594796" text:style-name="L2">
        <text:list-item>
          <text:p text:style-name="P8"><text:span text:style-name="T1">Pokemon (GBA)</text:span></text:p>
        </text:list-item>
      </text:list>
      <text:list xml:id="list312516620693879176" text:style-name="L3">
        <text:list-item>
          <text:list>
            <text:list-item>
              <text:p text:style-name="P3">Pokemon-Liga besiegen</text:p>
            </text:list-item>
          </text:list>
        </text:list-item>
      </text:list>
      <text:list xml:id="list153519633978127" text:continue-list="list992094761701594796" text:style-name="L2">
        <text:list-item>
          <text:p text:style-name="P8"><text:span text:style-name="T1">T-Rex-Runner (Chrome Browser)</text:span></text:p>
        </text:list-item>
      </text:list>
      <text:list xml:id="list1068965345491938691" text:style-name="L4">
        <text:list-item>
          <text:list>
            <text:list-item>
              <text:p text:style-name="P4">so weit wie möglich kommen, ohne Hindernisse zu berühren </text:p>
            </text:list-item>
          </text:list>
        </text:list-item>
      </text:list>
      <text:list xml:id="list153519432778943" text:continue-list="list153519633978127" text:style-name="L2">
        <text:list-item>
          <text:p text:style-name="P8"><text:span text:style-name="T1">Absolute Skat Pro (Android App)</text:span></text:p>
        </text:list-item>
      </text:list>
      <text:list xml:id="list3808384496358824453" text:style-name="L5">
        <text:list-item>
          <text:list>
            <text:list-item>
              <text:p text:style-name="P5">die Gegner besiegen, indem man mehr Punkte erhält</text:p>
            </text:list-item>
          </text:list>
        </text:list-item>
      </text:list>
      <text:p text:style-name="P2"/>
      <text:p text:style-name="P2">Gemeinsamkeiten</text:p>
      <text:list xml:id="list9132827145453137622" text:style-name="L6">
        <text:list-item>
          <text:p text:style-name="P6">Bei Pokemon und Absolute Skat Pro müssen Computergegner besiegt werden, um das Spiel zu gewinnen</text:p>
        </text:list-item>
        <text:list-item>
          <text:p text:style-name="P7">Das zweite und dritte Spiel sind im Prinzip Endlosspiele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7T13:17:39.326504012</meta:creation-date>
    <dc:date>2016-12-07T15:35:17.463776613</dc:date>
    <meta:editing-duration>PT10M18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9" meta:word-count="62" meta:character-count="378" meta:non-whitespace-character-count="332"/>
  </office:meta>
</office:document-meta>
</file>